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13">
            <text:p>20,13</text:p>
          </table:table-cell>
          <table:table-cell table:formula="of:=(([.B7]/10)-[.$B$15])^2" office:value-type="float" office:value="0.00000711111111110955">
            <text:p>7,11111111110955E-006</text:p>
          </table:table-cell>
          <table:table-cell table:formula="of:=[.B7]/10" office:value-type="float" office:value="2.013">
            <text:p>2,013</text:p>
          </table:table-cell>
          <table:table-cell table:number-columns-repeated="2"/>
          <table:table-cell office:value-type="float" office:value="1.012">
            <text:p>1,012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formula="of:=(([.B8]/10)-[.$B$15])^2" office:value-type="float" office:value="0.00000177777777777857">
            <text:p>1,77777777777857E-006</text:p>
          </table:table-cell>
          <table:table-cell table:formula="of:=[.B8]/10" office:value-type="float" office:value="2.009">
            <text:p>2,009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.09">
            <text:p>20,09</text:p>
          </table:table-cell>
          <table:table-cell table:formula="of:=(([.B9]/10)-[.$B$15])^2" office:value-type="float" office:value="0.00000177777777777857">
            <text:p>1,77777777777857E-006</text:p>
          </table:table-cell>
          <table:table-cell table:formula="of:=[.B9]/10" office:value-type="float" office:value="2.009">
            <text:p>2,009</text:p>
          </table:table-cell>
          <table:table-cell table:number-columns-repeated="5"/>
          <table:table-cell table:formula="of:=4*3.1415926^2*[.G7]/([.B15])^2" office:value-type="float" office:value="9.88562397417415">
            <text:p>9,885623974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420629120979354">
            <text:p>0,0420629121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table:formula="of:=SUM([.B7:.B9])/3" office:value-type="float" office:value="20.1033333333333">
            <text:p>20,1033333333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9])/(3*10)" office:value-type="float" office:value="2.01033333333333">
            <text:p>2,0103333333</text:p>
          </table:table-cell>
          <table:table-cell table:formula="of:=[.B15]" office:value-type="float" office:value="2.01033333333333">
            <text:p>2,010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9])^2*(10/(30*29)))^(1/2))" office:value-type="float" office:value="0.00000114358670382698">
            <text:p>1,14358670382698E-006</text:p>
          </table:table-cell>
          <table:table-cell office:value-type="string">
            <text:p>mit t vert</text:p>
          </table:table-cell>
          <table:table-cell table:formula="of:=[.C17]*1.32" office:value-type="float" office:value="0.00000150953444905162">
            <text:p>1,50953444905162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10*3^(1/2))" office:value-type="float" office:value="0.00577350269189626">
            <text:p>0,005773502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6]/(10*2*(3)^(1/2))" office:value-type="float" office:value="0.000288675134594813">
            <text:p>0,0002886751</text:p>
          </table:table-cell>
          <table:table-cell table:number-columns-repeated="8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+[.C19]^2)^(1/2)" office:value-type="float" office:value="0.00578071526243604">
            <text:p>0,0057807153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string">
            <text:p>Messung Anzeige</text:p>
          </table:table-cell>
          <table:table-cell table:number-columns-repeated="10"/>
        </table:table-row>
        <table:table-row table:style-name="ro1">
          <table:table-cell office:value-type="float" office:value="0.01">
            <text:p>0,0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.10.2017</text:date>, <text:time>22:51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7:27:14.54</meta:creation-date>
    <meta:editing-duration>PT6M21S</meta:editing-duration>
    <meta:editing-cycles>3</meta:editing-cycles>
    <meta:generator>OpenOffice/4.1.4$Win32 OpenOffice.org_project/414m5$Build-9788</meta:generator>
    <dc:title>Daten Länge</dc:title>
    <dc:date>2017-10-31T22:51:31.13</dc:date>
    <meta:document-statistic meta:table-count="3" meta:cell-count="54" meta:object-count="0"/>
    <meta:template xlink:type="simple" xlink:actuate="onRequest" xlink:title="Daten Länge" xlink:href="../../../../../../../../AppData/Roaming/OpenOffice/4/user/template/Daten%20Länge1.ots" meta:date="2017-10-31T17:27:13.96"/>
  </office:meta>
</office:document-meta>
</file>